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aea38" officeooo:paragraph-rsid="000aea38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Questionário - Engenharia de Software I</text:span></text:h>
      <text:h text:style-name="Heading_20_4" text:outline-level="4"><text:span text:style-name="Strong_20_Emphasis">Aula 1 - Introdução à Informática e Engenharia de Software</text:span></text:h>
      <text:list text:style-name="L1">
        <text:list-item>
          <text:p text:style-name="P1">Como a informática influencia o dia a dia das pessoas?</text:p>
          <text:list>
            <text:list-item>
              <text:p text:style-name="P2">R: Melhorando o dia a dia e facilitando a globalização, diminuindo fronteira e facilitando <text:tab/></text:p>
            </text:list-item>
          </text:list>
        </text:list-item>
        <text:list-item>
          <text:p text:style-name="P1">Cite três áreas em que a informática está presente e explique sua importância.</text:p>
          <text:list>
            <text:list-item>
              <text:p text:style-name="P2">Medicina, onde facilita</text:p>
            </text:list-item>
          </text:list>
        </text:list-item>
        <text:list-item>
          <text:p text:style-name="P1">Quais são os benefícios do uso da informática no mercado de trabalho?</text:p>
        </text:list-item>
        <text:list-item>
          <text:p text:style-name="P1">De acordo com a FGV, qual dispositivo é mais comum no Brasil: smartphones ou computadores?</text:p>
        </text:list-item>
        <text:list-item>
          <text:p text:style-name="P1">Quais são alguns dos riscos do uso indiscriminado da tecnologia?</text:p>
        </text:list-item>
      </text:list>
      <text:h text:style-name="Heading_20_4" text:outline-level="4"><text:span text:style-name="Strong_20_Emphasis">Aula 2 - História e Evolução dos Computadores</text:span></text:h>
      <text:list text:style-name="L2">
        <text:list-item>
          <text:p text:style-name="P3">Qual foi o primeiro computador eletrônico e quando ele surgiu?</text:p>
        </text:list-item>
        <text:list-item>
          <text:p text:style-name="P3">O que diferenciou a segunda geração de computadores da primeira?</text:p>
        </text:list-item>
        <text:list-item>
          <text:p text:style-name="P3">Quais foram as principais inovações da terceira geração de computadores?</text:p>
        </text:list-item>
        <text:list-item>
          <text:p text:style-name="P3">Qual foi o impacto da IBM e da Microsoft na quarta geração de computadores?</text:p>
        </text:list-item>
        <text:list-item>
          <text:p text:style-name="P3">O que caracteriza a sexta geração de computadores?</text:p>
        </text:list-item>
      </text:list>
      <text:h text:style-name="Heading_20_4" text:outline-level="4"><text:span text:style-name="Strong_20_Emphasis">Aula 4 - Desenvolvimento de Software</text:span></text:h>
      <text:list text:style-name="L3">
        <text:list-item>
          <text:p text:style-name="P4">Qual a diferença entre software e sistema de informação?</text:p>
        </text:list-item>
        <text:list-item>
          <text:p text:style-name="P4">Quais são os principais desafios enfrentados por um engenheiro de software atualmente?</text:p>
        </text:list-item>
        <text:list-item>
          <text:p text:style-name="P4">Explique a diferença entre Engenharia de Software e Ciência da Computação.</text:p>
        </text:list-item>
        <text:list-item>
          <text:p text:style-name="P4">Quais são os atributos de um bom software?</text:p>
        </text:list-item>
        <text:list-item>
          <text:p text:style-name="P4">Qual foi a principal mudança na Engenharia de Software com o advento da Internet?</text:p>
        </text:list-item>
      </text:list>
      <text:h text:style-name="Heading_20_4" text:outline-level="4"><text:span text:style-name="Strong_20_Emphasis">Aula 5 - Processos de Software</text:span></text:h>
      <text:list text:style-name="L4">
        <text:list-item>
          <text:p text:style-name="P5">Quais são as cinco atividades fundamentais da engenharia de software?</text:p>
        </text:list-item>
        <text:list-item>
          <text:p text:style-name="P5">O que é a Engenharia de Requisitos e por que é importante?</text:p>
        </text:list-item>
        <text:list-item>
          <text:p text:style-name="P5">Diferencie requisitos funcionais e não funcionais. Dê um exemplo de cada.</text:p>
        </text:list-item>
        <text:list-item>
          <text:p text:style-name="P5">O que são requisitos de interface e quais os seus tipos?</text:p>
        </text:list-item>
        <text:list-item>
          <text:p text:style-name="P5">Por que a validação de requisitos é uma etapa essencial no desenvolvimento de software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1:42:53.418299923</meta:creation-date>
    <dc:date>2025-03-25T22:04:42.531287641</dc:date>
    <meta:editing-duration>PT10M28S</meta:editing-duration>
    <meta:editing-cycles>1</meta:editing-cycles>
    <meta:document-statistic meta:table-count="0" meta:image-count="0" meta:object-count="0" meta:page-count="1" meta:paragraph-count="27" meta:word-count="299" meta:character-count="1738" meta:non-whitespace-character-count="1486"/>
    <meta:generator>LibreOffice/24.8.5.2$Linux_X86_64 LibreOffice_project/480$Build-2</meta:generator>
  </office:meta>
</office:document-meta>
</file>